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ans2" svg:font-family="'Liberation Sans'" style:font-adornments="Regular" style:font-family-generic="swiss"/>
    <style:font-face style:name="Droid Serif" svg:font-family="'Droid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0.673cm" fo:min-width="1.56cm" fo:padding-top="0.139cm" fo:padding-bottom="0.139cm" fo:padding-left="0.264cm" fo:padding-right="0.264cm"/>
    </style:style>
    <style:style style:name="gr2"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1.655cm" fo:min-width="4.453cm" fo:padding-top="0.139cm" fo:padding-bottom="0.139cm" fo:padding-left="0.264cm" fo:padding-right="0.264cm"/>
    </style:style>
    <style:style style:name="gr3"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1.609cm" fo:min-width="4.233cm" fo:padding-top="0.139cm" fo:padding-bottom="0.139cm" fo:padding-left="0.264cm" fo:padding-right="0.264cm"/>
    </style:style>
    <style:style style:name="gr4"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0.559cm" fo:min-width="1.745cm" fo:padding-top="0.139cm" fo:padding-bottom="0.139cm" fo:padding-left="0.264cm" fo:padding-right="0.264cm"/>
    </style:style>
    <style:style style:name="gr5"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0.484cm" fo:min-width="2.266cm" fo:padding-top="0.139cm" fo:padding-bottom="0.139cm" fo:padding-left="0.264cm" fo:padding-right="0.264cm"/>
    </style:style>
    <style:style style:name="gr6"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0.738cm" fo:min-width="2.266cm" fo:padding-top="0.139cm" fo:padding-bottom="0.139cm" fo:padding-left="0.264cm" fo:padding-right="0.264cm"/>
    </style:style>
    <style:style style:name="gr7" style:family="graphic" style:parent-style-name="objectwithoutfill">
      <style:graphic-properties draw:marker-end="Arrow" draw:fill="none" draw:textarea-vertical-align="middle"/>
    </style:style>
    <style:style style:name="gr8"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1.373cm" fo:min-width="3.79cm" fo:padding-top="0.139cm" fo:padding-bottom="0.139cm" fo:padding-left="0.264cm" fo:padding-right="0.264cm"/>
    </style:style>
    <style:style style:name="gr9"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1.373cm" fo:min-width="4.171cm" fo:padding-top="0.139cm" fo:padding-bottom="0.139cm" fo:padding-left="0.264cm" fo:padding-right="0.264cm"/>
    </style:style>
    <style:style style:name="gr10"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0.891cm" fo:min-width="3.873cm" fo:padding-top="0.139cm" fo:padding-bottom="0.139cm" fo:padding-left="0.264cm" fo:padding-right="0.264cm"/>
    </style:style>
    <style:style style:name="gr11" style:family="graphic" style:parent-style-name="standard">
      <style:graphic-properties svg:stroke-color="#0000ff" draw:fill="none" draw:textarea-horizontal-align="justify" draw:textarea-vertical-align="middle" draw:auto-grow-height="false" fo:min-height="1.008cm" fo:min-width="2.643cm"/>
    </style:style>
    <style:style style:name="gr12" style:family="graphic" style:parent-style-name="objectwithoutfill">
      <style:graphic-properties draw:stroke="dash" draw:stroke-dash="Line_20_Style_20_9" svg:stroke-width="0.106cm" svg:stroke-color="#007826" draw:marker-start-width="0.359cm" draw:marker-end="Arrow" draw:marker-end-width="0.359cm" draw:fill="none" draw:textarea-vertical-align="middle" fo:padding-top="0.178cm" fo:padding-bottom="0.178cm" fo:padding-left="0.303cm" fo:padding-right="0.303cm"/>
    </style:style>
    <style:style style:name="gr13"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0.865cm" fo:min-width="3.155cm" fo:padding-top="0.139cm" fo:padding-bottom="0.139cm" fo:padding-left="0.264cm" fo:padding-right="0.264cm"/>
    </style:style>
    <style:style style:name="gr14" style:family="graphic" style:parent-style-name="standard">
      <style:graphic-properties svg:stroke-width="0.028cm" svg:stroke-color="#0000ff" draw:marker-start-width="0.242cm" draw:marker-end-width="0.242cm" draw:fill="none" draw:textarea-horizontal-align="justify" draw:textarea-vertical-align="middle" draw:auto-grow-height="false" fo:min-height="0.611cm" fo:min-width="1.885cm" fo:padding-top="0.139cm" fo:padding-bottom="0.139cm" fo:padding-left="0.264cm" fo:padding-right="0.264cm"/>
    </style:style>
    <style:style style:name="P1" style:family="paragraph">
      <style:paragraph-properties fo:text-align="center"/>
      <style:text-properties fo:font-size="12pt" style:font-size-asian="12pt" style:font-size-complex="12pt"/>
    </style:style>
    <style:style style:name="P2" style:family="paragraph">
      <loext:graphic-properties draw:fill="none"/>
      <style:paragraph-properties fo:text-align="center"/>
      <style:text-properties style:font-name="Droid Serif" fo:font-size="12pt" style:font-size-asian="12pt" style:font-size-complex="12pt"/>
    </style:style>
    <style:style style:name="P3" style:family="paragraph">
      <style:paragraph-properties fo:text-align="center"/>
    </style:style>
    <style:style style:name="P4" style:family="paragraph">
      <loext:graphic-properties draw:fill="none"/>
      <style:paragraph-properties fo:text-align="center"/>
      <style:text-properties fo:font-size="12pt" style:font-size-asian="12pt" style:font-size-complex="12pt"/>
    </style:style>
    <style:style style:name="P5" style:family="paragraph">
      <loext:graphic-properties draw:fill="none"/>
      <style:paragraph-properties fo:text-align="center"/>
    </style:style>
    <style:style style:name="T1" style:family="text">
      <style:text-properties style:font-name="Droid Serif" fo:font-size="12pt" style:font-size-asian="12pt" style:font-size-complex="12pt"/>
    </style:style>
    <style:style style:name="T2" style:family="text">
      <style:text-properties fo:font-size="12pt" style:font-size-asian="12pt" style:font-size-complex="12pt"/>
    </style:style>
    <style:style style:name="T3" style:family="text">
      <style:text-properties style:font-name="Liberation Sans2" fo:font-size="12pt" style:font-name-asian="Liberation Sans2" style:font-size-asian="12pt" style:font-name-complex="Liberation Sans2" style:font-size-complex="12pt"/>
    </style:style>
    <style:style style:name="T4" style:family="text">
      <style:text-properties style:text-position="sub 58%" style:font-name="Liberation Sans" fo:font-size="12pt" style:font-name-asian="Liberation Sans2" style:font-size-asian="12pt" style:font-name-complex="Liberation Sans2" style:font-size-complex="12pt"/>
    </style:style>
    <style:style style:name="T5" style:family="text">
      <style:text-properties style:font-name="Liberation Sans" fo:font-size="12pt" style:font-name-asian="Liberation Sans2" style:font-size-asian="12pt" style:font-name-complex="Liberation Sans2" style:font-size-complex="12pt"/>
    </style:style>
    <style:style style:name="T6" style:family="text">
      <style:text-properties style:text-position="sub 58%" style:font-name="Liberation Sans2" fo:font-size="12pt" style:font-name-asian="Liberation Sans2" style:font-size-asian="12pt" style:font-name-complex="Liberation Sans2"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08cm" svg:height="2.286cm" svg:x="1.127cm" svg:y="4.254cm">
          <text:p text:style-name="P1"><text:span text:style-name="T1"><text:s text:c="2"/></text:span><text:span text:style-name="T1">Ill defined </text:span></text:p>
          <text:p text:style-name="P1"><text:span text:style-name="T1">problem</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4" xml:id="id2" draw:id="id2" draw:layer="layout" svg:width="4.953cm" svg:height="1.905cm" svg:x="7.477cm" svg:y="4.635cm">
          <text:p text:style-name="P3"><text:span text:style-name="T2">Assumptions on </text:span></text:p>
          <text:p text:style-name="P3"><text:span text:style-name="T2">Geometry, Symmetry and</text:span></text:p>
          <text:p text:style-name="P3"><text:span text:style-name="T2">Simplifications</text:span></text:p>
          <draw:enhanced-geometry svg:viewBox="0 0 21600 21600" draw:type="rectangle" draw:enhanced-path="M 0 0 L 21600 0 21600 21600 0 21600 0 0 Z N"/>
        </draw:custom-shape>
        <draw:custom-shape draw:style-name="gr3" draw:text-style-name="P4" xml:id="id3" draw:id="id3" draw:layer="layout" svg:width="6.731cm" svg:height="2.667cm" svg:x="13.827cm" svg:y="4.381cm">
          <text:p text:style-name="P3"><text:span text:style-name="T2">Well defined Problem: </text:span></text:p>
          <text:p text:style-name="P3"><text:span text:style-name="T2">Governing equations, initial and </text:span></text:p>
          <text:p text:style-name="P3"><text:span text:style-name="T2">boundary conditions know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 draw:id="id4" draw:layer="layout" svg:width="3.175cm" svg:height="1.143cm" svg:x="24.368cm" svg:y="5.524cm">
          <text:p text:style-name="P3"><text:span text:style-name="T2">Analytical</text:span></text:p>
          <text:p text:style-name="P3"><text:span text:style-name="T2">Solu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 draw:id="id5" draw:layer="layout" svg:width="3.175cm" svg:height="1.143cm" svg:x="20.431cm" svg:y="8.318cm">
          <text:p text:style-name="P3"><text:span text:style-name="T2">Numerical</text:span></text:p>
          <text:p text:style-name="P3"><text:span text:style-name="T2">Solu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xml:id="id6" draw:id="id6" draw:layer="layout" svg:width="2.794cm" svg:height="0.762cm" svg:x="23.352cm" svg:y="7.302cm">
          <text:p text:style-name="P3"><text:span text:style-name="T2">Benchmark</text:span></text:p>
          <draw:enhanced-geometry svg:viewBox="0 0 21600 21600" draw:mirror-vertical="false" draw:mirror-horizontal="false" draw:type="rectangle" draw:enhanced-path="M 0 0 L 21600 0 21600 21600 0 21600 0 0 Z N"/>
        </draw:custom-shape>
        <draw:custom-shape draw:style-name="gr6" draw:text-style-name="P4" xml:id="id7" draw:id="id7" draw:layer="layout" svg:width="2.794cm" svg:height="1.016cm" svg:x="23.352cm" svg:y="12.128cm">
          <text:p text:style-name="P3"><text:span text:style-name="T2">Solution</text:span></text:p>
          <text:p text:style-name="P3"><text:span text:style-name="T2">Field</text:span></text:p>
          <draw:enhanced-geometry svg:viewBox="0 0 21600 21600" draw:type="rectangle" draw:enhanced-path="M 0 0 L 21600 0 21600 21600 0 21600 0 0 Z N"/>
        </draw:custom-shape>
        <draw:connector draw:style-name="gr7" draw:text-style-name="P5" draw:layer="layout" draw:type="curve" svg:x1="6.207cm" svg:y1="4.957cm" svg:x2="7.477cm" svg:y2="5.587cm" draw:start-shape="id1" draw:start-glue-point="7" draw:end-shape="id2" draw:end-glue-point="3" svg:d="M6207 4957c952 0 318 630 1270 630" svg:viewBox="0 0 1271 631">
          <text:p/>
        </draw:connector>
        <draw:connector draw:style-name="gr7" draw:text-style-name="P5" draw:layer="layout" draw:type="curve" svg:x1="12.43cm" svg:y1="5.587cm" svg:x2="13.827cm" svg:y2="5.715cm" draw:start-shape="id2" draw:start-glue-point="1" draw:end-shape="id3" draw:end-glue-point="6" svg:d="M12430 5587c1047 0 349 128 1397 128" svg:viewBox="0 0 1398 129">
          <text:p/>
        </draw:connector>
        <draw:connector draw:style-name="gr7" draw:text-style-name="P5" draw:layer="layout" draw:type="curve" svg:x1="20.558cm" svg:y1="5.715cm" svg:x2="24.368cm" svg:y2="6.096cm" draw:start-shape="id3" draw:start-glue-point="10" draw:end-shape="id4" draw:end-glue-point="6" svg:d="M20558 5715c2857 0 953 381 3810 381" svg:viewBox="0 0 3811 382">
          <text:p/>
        </draw:connector>
        <draw:connector draw:style-name="gr7" draw:text-style-name="P5" draw:layer="layout" draw:type="curve" svg:x1="20.558cm" svg:y1="5.715cm" svg:x2="20.431cm" svg:y2="8.89cm" draw:start-shape="id3" draw:start-glue-point="10" draw:end-shape="id5" draw:end-glue-point="6" svg:d="M20558 5715c771 0 514 1968-64 1968s-835 1207-63 1207" svg:viewBox="0 0 1091 3176">
          <text:p/>
        </draw:connector>
        <draw:connector draw:style-name="gr7" draw:text-style-name="P5" draw:layer="layout" draw:type="curve" svg:x1="27.078cm" svg:y1="6.5cm" svg:x2="26.146cm" svg:y2="7.683cm" draw:start-shape="id4" draw:start-glue-point="9" draw:end-shape="id6" svg:d="M27078 6500c0 789-310 1183-932 1183" svg:viewBox="0 0 933 1184">
          <text:p/>
        </draw:connector>
        <draw:connector draw:style-name="gr7" draw:text-style-name="P5" draw:layer="layout" draw:type="curve" svg:x1="24.749cm" svg:y1="8.064cm" svg:x2="23.606cm" svg:y2="8.89cm" draw:start-shape="id6" draw:start-glue-point="2" draw:end-shape="id5" draw:end-glue-point="10" svg:d="M24749 8064c0 551-381 826-1143 826" svg:viewBox="0 0 1144 827">
          <text:p/>
        </draw:connector>
        <draw:connector draw:style-name="gr7" draw:text-style-name="P5" draw:layer="layout" draw:type="curve" svg:x1="22.019cm" svg:y1="9.461cm" svg:x2="24.749cm" svg:y2="12.128cm" draw:start-shape="id5" draw:start-glue-point="8" draw:end-shape="id7" draw:end-glue-point="0" svg:d="M22019 9461c0 2001 2730 668 2730 2667" svg:viewBox="0 0 2731 2668">
          <text:p/>
        </draw:connector>
        <draw:connector draw:style-name="gr7" draw:text-style-name="P5" draw:layer="layout" draw:type="curve" svg:x1="27.543cm" svg:y1="6.096cm" svg:x2="24.749cm" svg:y2="12.128cm" draw:start-shape="id4" draw:start-glue-point="10" draw:end-shape="id7" draw:end-glue-point="0" svg:d="M27543 6096c771 0 643 1651-248 2136s-2546-199-2546 3896" svg:viewBox="0 0 3302 6033">
          <text:p/>
        </draw:connector>
        <draw:custom-shape draw:style-name="gr8" draw:text-style-name="P4" xml:id="id12" draw:id="id12" draw:layer="layout" svg:width="4.318cm" svg:height="1.651cm" svg:x="13.065cm" svg:y="14.795cm">
          <text:p text:style-name="P3"><text:span text:style-name="T2">Stresses &amp; </text:span></text:p>
          <text:p text:style-name="P3"><text:span text:style-name="T2">Forces: at surfaces</text:span></text:p>
          <draw:enhanced-geometry svg:viewBox="0 0 21600 21600" draw:type="rectangle" draw:enhanced-path="M 0 0 L 21600 0 21600 21600 0 21600 0 0 Z N"/>
        </draw:custom-shape>
        <draw:custom-shape draw:style-name="gr6" draw:text-style-name="P4" xml:id="id9" draw:id="id9" draw:layer="layout" svg:width="2.794cm" svg:height="1.016cm" svg:x="7.985cm" svg:y="15.049cm">
          <text:p text:style-name="P3"><text:span text:style-name="T2">Correlations</text:span></text:p>
          <draw:enhanced-geometry svg:viewBox="0 0 21600 21600" draw:type="rectangle" draw:enhanced-path="M 0 0 L 21600 0 21600 21600 0 21600 0 0 Z N"/>
        </draw:custom-shape>
        <draw:custom-shape draw:style-name="gr9" draw:text-style-name="P4" xml:id="id8" draw:id="id8" draw:layer="layout" svg:width="4.699cm" svg:height="1.651cm" svg:x="7.096cm" svg:y="17.335cm">
          <text:p text:style-name="P3"><text:span text:style-name="T2">Buckingham Pi</text:span></text:p>
          <text:p text:style-name="P3"><text:span text:style-name="T2">Theorem:</text:span></text:p>
          <text:p text:style-name="P3"><text:span text:style-name="T3">Π</text:span><text:span text:style-name="T4">0</text:span><text:span text:style-name="T5">=f(</text:span><text:span text:style-name="T3">Π</text:span><text:span text:style-name="T6">1</text:span><text:span text:style-name="T5">,</text:span><text:span text:style-name="T3">Π</text:span><text:span text:style-name="T6">2</text:span><text:span text:style-name="T5">,...</text:span><text:span text:style-name="T5">)</text:span></text:p>
          <draw:enhanced-geometry svg:viewBox="0 0 21600 21600" draw:type="rectangle" draw:enhanced-path="M 0 0 L 21600 0 21600 21600 0 21600 0 0 Z N"/>
        </draw:custom-shape>
        <draw:connector draw:style-name="gr7" draw:text-style-name="P5" draw:layer="layout" draw:type="curve" svg:x1="9.445cm" svg:y1="17.335cm" svg:x2="9.382cm" svg:y2="16.065cm" draw:start-shape="id8" draw:start-glue-point="0" draw:end-shape="id9" svg:d="M9445 17335c0-952-63-318-63-1270" svg:viewBox="0 0 64 1271">
          <text:p/>
        </draw:connector>
        <draw:custom-shape draw:style-name="gr10" draw:text-style-name="P4" xml:id="id10" draw:id="id10" draw:layer="layout" svg:width="6.223cm" svg:height="1.651cm" svg:x="2.778cm" svg:y="12.001cm">
          <text:p text:style-name="P3"><text:span text:style-name="T2">Correlations of</text:span></text:p>
          <text:p text:style-name="P3"><text:span text:style-name="T2">Friction factor as</text:span></text:p>
          <text:p text:style-name="P3"><text:span text:style-name="T2">function of Re et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11" draw:id="id11" draw:layer="layout" svg:width="4.445cm" svg:height="1.778cm" svg:x="1.889cm" svg:y="8.572cm">
          <text:p text:style-name="P3"><text:span text:style-name="T2">Predictions,</text:span></text:p>
          <text:p text:style-name="P3"><text:span text:style-name="T2">Look-up charts,</text:span></text:p>
          <text:p text:style-name="P3"><text:span text:style-name="T2">Tren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curve" svg:x1="5.89cm" svg:y1="12.001cm" svg:x2="4.112cm" svg:y2="10.35cm" draw:start-shape="id10" draw:start-glue-point="4" draw:end-shape="id11" draw:end-glue-point="8" svg:d="M5890 12001c0-1248-1778-423-1778-1651" svg:viewBox="0 0 1779 1652">
          <text:p/>
        </draw:connector>
        <draw:connector draw:style-name="gr7" draw:text-style-name="P5" draw:layer="layout" draw:type="curve" svg:x1="7.985cm" svg:y1="15.557cm" svg:x2="5.89cm" svg:y2="13.652cm" draw:start-shape="id9" draw:start-glue-point="3" draw:end-shape="id10" draw:end-glue-point="8" svg:d="M7985 15557c-1397 0-2095-635-2095-1905" svg:viewBox="0 0 2096 1906">
          <text:p/>
        </draw:connector>
        <draw:connector draw:style-name="gr7" draw:text-style-name="P5" draw:layer="layout" draw:type="curve" svg:x1="13.065cm" svg:y1="15.62cm" svg:x2="10.779cm" svg:y2="15.557cm" draw:start-shape="id12" draw:start-glue-point="3" draw:end-shape="id9" draw:end-glue-point="1" svg:d="M13065 15620c-1714 0-572-63-2286-63" svg:viewBox="0 0 2287 64">
          <text:p/>
        </draw:connector>
        <draw:connector draw:style-name="gr7" draw:text-style-name="P5" draw:layer="layout" draw:type="curve" svg:x1="24.749cm" svg:y1="13.144cm" svg:x2="23.352cm" svg:y2="15.239cm" draw:start-shape="id7" draw:start-glue-point="2" draw:end-shape="id13" draw:end-glue-point="1" svg:d="M24749 13144c0 1397-465 2095-1397 2095" svg:viewBox="0 0 1398 2096">
          <text:p/>
        </draw:connector>
        <draw:connector draw:style-name="gr12" draw:text-style-name="P5" draw:layer="layout" draw:type="curve" svg:x1="3.858cm" svg:y1="6.249cm" svg:x2="4.112cm" svg:y2="8.572cm" draw:start-shape="id1" draw:start-glue-point="6" draw:end-shape="id11" draw:end-glue-point="4" svg:d="M3858 6249c0 1971 254 810 254 2323" svg:viewBox="0 0 255 2324">
          <text:p/>
        </draw:connector>
        <draw:custom-shape draw:style-name="gr13" draw:text-style-name="P4" xml:id="id13" draw:id="id13" draw:layer="layout" svg:width="3.683cm" svg:height="1.143cm" svg:x="19.669cm" svg:y="14.668cm">
          <text:p text:style-name="P3"><text:span text:style-name="T2">Gradients &amp; </text:span></text:p>
          <text:p text:style-name="P3"><text:span text:style-name="T2">Profiles</text:span></text:p>
          <draw:enhanced-geometry svg:viewBox="0 0 21600 21600" draw:type="rectangle" draw:enhanced-path="M 0 0 L 21600 0 21600 21600 0 21600 0 0 Z N"/>
        </draw:custom-shape>
        <draw:connector draw:style-name="gr7" draw:text-style-name="P5" draw:layer="layout" draw:type="curve" svg:x1="19.669cm" svg:y1="15.239cm" svg:x2="17.383cm" svg:y2="15.62cm" draw:start-shape="id13" draw:start-glue-point="3" draw:end-shape="id12" draw:end-glue-point="1" svg:d="M19669 15239c-1714 0-572 381-2286 381" svg:viewBox="0 0 2287 382">
          <text:p/>
        </draw:connector>
        <draw:custom-shape draw:style-name="gr14" draw:text-style-name="P4" xml:id="id14" draw:id="id14" draw:layer="layout" svg:width="2.413cm" svg:height="0.889cm" svg:x="15.986cm" svg:y="2.397cm">
          <text:p text:style-name="P3"><text:span text:style-name="T2">Model</text:span></text:p>
          <draw:enhanced-geometry svg:viewBox="0 0 21600 21600" draw:type="rectangle" draw:enhanced-path="M 0 0 L 21600 0 21600 21600 0 21600 0 0 Z N"/>
        </draw:custom-shape>
        <draw:connector draw:style-name="gr7" draw:text-style-name="P5" draw:layer="layout" draw:type="curve" svg:x1="17.192cm" svg:y1="3.286cm" svg:x2="17.193cm" svg:y2="4.381cm" draw:start-shape="id14" draw:start-glue-point="2" draw:end-shape="id3" draw:end-glue-point="4" svg:d="M17192 3286c0 820 1 273 1 1095" svg:viewBox="0 0 2 109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ans2" svg:font-family="'Liberation Sans'" style:font-adornments="Regular" style:font-family-generic="swiss"/>
    <style:font-face style:name="Droid Serif" svg:font-family="'Droid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7T16:22:46.341057979</meta:creation-date>
    <dc:date>2017-02-17T16:46:05.294151846</dc:date>
    <meta:editing-duration>PT23M17S</meta:editing-duration>
    <meta:editing-cycles>5</meta:editing-cycles>
    <meta:generator>LibreOffice/5.2.3.3$Linux_X86_64 LibreOffice_project/20m0$Build-3</meta:generator>
    <meta:document-statistic meta:object-count="30"/>
  </office:meta>
</office:document-meta>
</file>